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Regular"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Body">
      <style:text-properties style:font-name="Arial2" fo:font-size="10.5pt" style:font-size-asian="10.5pt" style:font-size-complex="10.5pt"/>
    </style:style>
    <style:style style:name="P3" style:family="paragraph" style:parent-style-name="UrbanBody">
      <style:paragraph-properties fo:text-align="end" style:justify-single-word="false"/>
      <style:text-properties style:font-name="Arial2" fo:font-size="10.5pt" officeooo:rsid="001dc90b" officeooo:paragraph-rsid="00292575" style:font-size-asian="10.5pt" style:font-size-complex="10.5pt"/>
    </style:style>
    <style:style style:name="P4" style:family="paragraph" style:parent-style-name="UrbanBody">
      <style:paragraph-properties fo:text-align="justify" style:justify-single-word="false"/>
      <style:text-properties style:font-name="Arial2" fo:font-size="10.5pt" style:font-size-asian="10.5pt" style:font-size-complex="10.5pt"/>
    </style:style>
    <style:style style:name="P5" style:family="paragraph" style:parent-style-name="UrbanBody">
      <style:paragraph-properties fo:text-align="justify" style:justify-single-word="false"/>
      <style:text-properties style:font-name="Arial2" fo:font-size="10.5pt" officeooo:paragraph-rsid="00254598" style:font-size-asian="10.5pt" style:font-size-complex="10.5pt"/>
    </style:style>
    <style:style style:name="P6" style:family="paragraph" style:parent-style-name="UrbanBody">
      <style:paragraph-properties fo:text-align="justify" style:justify-single-word="false"/>
      <style:text-properties style:font-name="Arial2" fo:font-size="10.5pt" officeooo:rsid="001beed8" officeooo:paragraph-rsid="001beed8" style:font-size-asian="10.5pt" style:font-size-complex="10.5pt"/>
    </style:style>
    <style:style style:name="P7" style:family="paragraph" style:parent-style-name="UrbanBody">
      <style:text-properties style:font-name="Arial2" fo:font-size="10.5pt" style:font-size-asian="9.14999961853027pt" style:font-size-complex="10.5pt"/>
    </style:style>
    <style:style style:name="P8" style:family="paragraph" style:parent-style-name="UrbanBody">
      <style:paragraph-properties fo:text-align="justify" style:justify-single-word="false"/>
      <style:text-properties style:text-line-through-style="none" style:text-line-through-type="none" style:font-name="Arial2" fo:font-size="10.5pt" style:font-size-asian="10.5pt" style:font-size-complex="10.5pt"/>
    </style:style>
    <style:style style:name="P9" style:family="paragraph" style:parent-style-name="UrbanTitle">
      <style:paragraph-properties fo:text-align="start" style:justify-single-word="false"/>
      <style:text-properties style:font-name="Arial2" fo:font-size="10.5pt" style:text-underline-style="none" fo:font-weight="normal" style:font-size-asian="9.14999961853027pt" style:font-weight-asian="normal" style:font-size-complex="10.5pt" style:font-weight-complex="normal"/>
    </style:style>
    <style:style style:name="P10" style:family="paragraph" style:parent-style-name="UrbanTitle">
      <style:text-properties style:font-name="Arial2" fo:font-size="14pt" style:text-underline-style="none" officeooo:paragraph-rsid="00366255" style:font-size-asian="14pt" style:font-size-complex="14pt"/>
    </style:style>
    <style:style style:name="P11" style:family="paragraph" style:parent-style-name="UrbanBody">
      <style:text-properties style:font-name="Arial2" fo:font-size="10.5pt" fo:font-style="normal" fo:font-weight="normal" style:font-size-asian="10.5pt" style:font-style-asian="normal" style:font-weight-asian="normal" style:font-size-complex="10.5pt" style:font-style-complex="normal" style:font-weight-complex="normal"/>
    </style:style>
    <style:style style:name="P12" style:family="paragraph" style:parent-style-name="UrbanBody">
      <style:paragraph-properties fo:text-align="justify" style:justify-single-word="false"/>
      <style:text-properties officeooo:paragraph-rsid="00215c28"/>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officeooo:rsid="00215c28"/>
    </style:style>
    <style:style style:name="T6" style:family="text">
      <style:text-properties style:text-line-through-style="none" style:text-line-through-type="none" officeooo:rsid="00254598"/>
    </style:style>
    <style:style style:name="T7" style:family="text">
      <style:text-properties style:text-line-through-style="none" style:text-line-through-type="none" officeooo:rsid="003811fe"/>
    </style:style>
    <style:style style:name="T8" style:family="text">
      <style:text-properties officeooo:rsid="001b2579"/>
    </style:style>
    <style:style style:name="T9" style:family="text">
      <style:text-properties officeooo:rsid="00215c28"/>
    </style:style>
    <style:style style:name="T10" style:family="text">
      <style:text-properties officeooo:rsid="0022de2e"/>
    </style:style>
    <style:style style:name="T11" style:family="text">
      <style:text-properties officeooo:rsid="00254598"/>
    </style:style>
    <style:style style:name="T12" style:family="text">
      <style:text-properties officeooo:rsid="00366255"/>
    </style:style>
    <style:style style:name="T13" style:family="text">
      <style:text-properties officeooo:rsid="003811fe"/>
    </style:style>
    <style:style style:name="T14" style:family="text">
      <style:text-properties officeooo:rsid="003df4c6"/>
    </style:style>
    <style:style style:name="T15" style:family="text">
      <style:text-properties style:font-name="Arial2" fo:font-size="10.5pt" officeooo:rsid="001beed8" style:font-size-asian="10.5pt" style:font-size-complex="10.5pt"/>
    </style:style>
    <style:style style:name="T16" style:family="text">
      <style:text-properties style:font-name="Arial2" fo:font-size="10.5pt" officeooo:rsid="0022de2e" style:font-size-asian="10.5pt" style:font-size-complex="10.5pt"/>
    </style:style>
    <style:style style:name="T17" style:family="text">
      <style:text-properties style:font-name="Arial2" fo:font-size="10.5pt" officeooo:rsid="003811fe" style:font-size-asian="10.5pt" style:font-size-complex="10.5pt"/>
    </style:style>
    <style:style style:name="T18" style:family="text">
      <style:text-properties style:font-name="Arial2" fo:font-size="10.5pt" officeooo:rsid="003df4c6" style:font-size-asian="10.5pt" style:font-size-complex="10.5pt"/>
    </style:style>
    <style:style style:name="T19" style:family="text">
      <style:text-properties style:font-name="Arial2" fo:font-size="10.5pt" style:text-underline-style="none" fo:font-weight="normal" officeooo:rsid="003df4c6" style:font-size-asian="10.5pt" style:font-size-complex="10.5pt"/>
    </style:style>
    <style:style style:name="T20"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3">do text</text:p><text:p text:style-name="P13">from document(at=header, format='odt')</text:p></office:annotation><text:span text:style-name="T1">Import depuis header.odt</text:span></text:p>
        </draw:text-box>
      </draw:frame>
      <text:p text:style-name="P3"><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9"/>
      <text:p text:style-name="P10">Récépissé de <text:span text:style-name="T12">compléments à un </text:span>dépôt</text:p>
      <text:p text:style-name="P10">d'une demande de permis <text:span text:style-name="T9">unique</text:span></text:p>
      <text:p text:style-name="P9"/>
      <text:p text:style-name="P11"/>
      <text:p text:style-name="P4"/>
      <text:p text:style-name="P4">Je soussigné,</text:p>
      <text:p text:style-name="P4"/>
      <text:p text:style-name="P5">mandaté par <text:span text:style-name="T8">la Commune</text:span> de <text:text-input text:description="">tool.getCityName()</text:text-input>, conformément aux dispositions <text:span text:style-name="T9">du Code de l'Environnement</text:span>,</text:p>
      <text:p text:style-name="P4"/>
      <text:p text:style-name="P4">certifie que <text:span text:style-name="T3"><text:text-input text:description="Signalétique des demandeurs">self.getApplicantsSignaletic()</text:text-input></text:span></text:p>
      <text:p text:style-name="P4"/>
      <text:p text:style-name="P4"><office:annotation><dc:creator>bleybaert</dc:creator><dc:date>2018-07-16T14:51:32.451127513</dc:date><loext:sender-initials>ble</loext:sender-initials><text:p text:style-name="P13">do text if self.hasSingleApplicant()</text:p><text:p text:style-name="P13"/></office:annotation>propriétaire de la <text:span text:style-name="T11">ou des </text:span>parcelle<text:span text:style-name="T11">s</text:span> (terrain ou bâtiment), située<text:span text:style-name="T11">(s)</text:span>: <text:text-input text:description="Lieu des travaux">self.getWorkLocationSignaletic()</text:text-input><text:s/>et inscrite<text:span text:style-name="T11">(s)</text:span> au cadastre, <text:text-input text:description="Détails des parcelles">licence_view.get_parcels()</text:text-input><text:s/><text:span text:style-name="T4">a déposé </text:span><text:span text:style-name="T7">un ou des compléments à un </text:span><text:span text:style-name="T4">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5"><text:span text:style-name="T4"><office:annotation><dc:creator>bleybaert</dc:creator><dc:date>2018-07-16T15:11:33.959193648</dc:date><loext:sender-initials>ble</loext:sender-initials><text:p text:style-name="P13">do text if self.hasMultipleApplicants()</text:p></office:annotation></text:span><text:span text:style-name="T4">propriétaire</text:span><text:span text:style-name="T6">s</text:span><text:span text:style-name="T4"> de la </text:span><text:span text:style-name="T6">ou des </text:span><text:span text:style-name="T4">parcelle</text:span><text:span text:style-name="T6">s</text:span><text:span text:style-name="T4"> (terrain ou bâtiment), située</text:span><text:span text:style-name="T6">(s)</text:span><text:span text:style-name="T4">: </text:span><text:span text:style-name="T4"><text:text-input text:description="Lieu des travaux">self.getWorkLocationSignaletic()</text:text-input></text:span><text:span text:style-name="T4"><text:s/>et inscrite</text:span><text:span text:style-name="T6">(s)</text:span><text:span text:style-name="T4"> au cadastre, </text:span><text:span text:style-name="T4"><text:text-input text:description="Détails des parcelles">licence_view.get_parcels()</text:text-input></text:span><text:span text:style-name="T4"><text:s/></text:span><text:span text:style-name="T7">a dposé un ou des compléments à </text:span><text:span text:style-name="T4">un 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8"/>
      <text:p text:style-name="P12"><text:span text:style-name="T15">Dans les </text:span><text:span text:style-name="T16">3</text:span><text:span text:style-name="T15"> jours </text:span><text:span text:style-name="T16">ouvrables</text:span><text:span text:style-name="T15"> de la présente, vo</text:span><text:span text:style-name="T17">s compléments au dossier seront transmis </text:span><text:span text:style-name="T19">au SPW ARNE</text:span><text:span text:style-name="T17"> ainsi qu'</text:span><text:span text:style-name="T18">au SPW TLPE</text:span><text:span text:style-name="T17"> qui vous communiqueront </text:span><text:span text:style-name="T15">la complétude du dossier ou, </text:span><text:span text:style-name="T17">le cas échéant, l'irrecevabilité du dossier</text:span><text:span text:style-name="T15">.</text:span></text:p>
      <text:p text:style-name="P6"/>
      <text:p text:style-name="P6">Le présent document ne signifie nullement que le dossier déposé est considéré comme complet et n'a nullement valeur d'accusé de réception au sens de l'article D.IV.33. du CoDT ou des Arrêtés d'exécutions relatifs au permis d'environnement.</text:p>
      <text:p text:style-name="P4"/>
      <text:p text:style-name="P4"/>
      <text:p text:style-name="P2"><text:text-input text:description="Délivré à xxx le xxx">urbanEventObj.getFormattedDate(forDelivery=True)</text:text-inpu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Regular"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fo:font-size="10.5pt" style:font-size-asian="10.5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1" fo:font-family="Arial" style:font-style-name="Gras" style:font-family-generic="swiss"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0.5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09-07-27T10:37:25</meta:creation-date>
    <dc:date>2022-08-08T10:57:01.210079656</dc:date>
    <dc:language>fr-FR</dc:language>
    <meta:editing-cycles>116</meta:editing-cycles>
    <meta:editing-duration>PT12H34M57S</meta:editing-duration>
    <meta:document-statistic meta:table-count="0" meta:image-count="0" meta:object-count="0" meta:page-count="1" meta:paragraph-count="12" meta:word-count="207" meta:character-count="1411" meta:non-whitespace-character-count="1244"/>
    <meta:user-defined meta:name="Info 1"/>
    <meta:user-defined meta:name="Info 2"/>
    <meta:user-defined meta:name="Info 3"/>
    <meta:user-defined meta:name="Info 4"/>
  </office:meta>
</office:document-meta>
</file>